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5c5" officeooo:paragraph-rsid="001185c5"/>
    </style:style>
    <style:style style:name="P2" style:family="paragraph" style:parent-style-name="Standard">
      <style:text-properties officeooo:rsid="00134e71" officeooo:paragraph-rsid="00134e71"/>
    </style:style>
    <style:style style:name="P3" style:family="paragraph" style:parent-style-name="Standard">
      <style:text-properties officeooo:rsid="00139196" officeooo:paragraph-rsid="00139196"/>
    </style:style>
    <style:style style:name="P4" style:family="paragraph" style:parent-style-name="Standard">
      <style:text-properties officeooo:rsid="00153187" officeooo:paragraph-rsid="00153187"/>
    </style:style>
    <style:style style:name="P5" style:family="paragraph" style:parent-style-name="Standard">
      <style:text-properties officeooo:rsid="001665ed" officeooo:paragraph-rsid="001665ed"/>
    </style:style>
    <style:style style:name="P6" style:family="paragraph" style:parent-style-name="Standard">
      <style:text-properties officeooo:rsid="00191a93" officeooo:paragraph-rsid="00191a93"/>
    </style:style>
    <style:style style:name="P7" style:family="paragraph" style:parent-style-name="Standard">
      <style:text-properties officeooo:rsid="001a9477" officeooo:paragraph-rsid="001a9477"/>
    </style:style>
    <style:style style:name="P8" style:family="paragraph" style:parent-style-name="Standard">
      <style:text-properties officeooo:rsid="001c2617" officeooo:paragraph-rsid="001c2617"/>
    </style:style>
    <style:style style:name="P9" style:family="paragraph" style:parent-style-name="Standard">
      <style:text-properties officeooo:rsid="001dfc45" officeooo:paragraph-rsid="001dfc45"/>
    </style:style>
    <style:style style:name="P10" style:family="paragraph" style:parent-style-name="Standard">
      <style:text-properties officeooo:rsid="001dfc45" officeooo:paragraph-rsid="0027b206"/>
    </style:style>
    <style:style style:name="P11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12" style:family="paragraph" style:parent-style-name="Standard">
      <style:text-properties fo:color="#d4d4d4" style:font-name="Droid Sans Mono" fo:font-size="13.5pt" fo:font-weight="normal" officeooo:rsid="001e87d5" officeooo:paragraph-rsid="001e87d5" fo:background-color="#1e1e1e"/>
    </style:style>
    <style:style style:name="P13" style:family="paragraph" style:parent-style-name="Standard">
      <style:text-properties fo:color="#d4d4d4" style:font-name="Droid Sans Mono" fo:font-size="13.5pt" fo:font-weight="normal" officeooo:rsid="002064d6" officeooo:paragraph-rsid="002064d6" fo:background-color="#1e1e1e"/>
    </style:style>
    <style:style style:name="P14" style:family="paragraph" style:parent-style-name="Standard">
      <style:paragraph-properties style:line-height-at-least="0.635cm"/>
      <style:text-properties fo:color="#d4d4d4" style:font-name="Droid Sans Mono" fo:font-size="13.5pt" fo:font-weight="normal" officeooo:rsid="0030ca42" officeooo:paragraph-rsid="0030ca42" fo:background-color="#1e1e1e"/>
    </style:style>
    <style:style style:name="P15" style:family="paragraph" style:parent-style-name="Standard">
      <style:text-properties fo:color="#d4d4d4" style:font-name="Droid Sans Mono" fo:font-size="13.5pt" fo:font-weight="normal" officeooo:rsid="003480ca" officeooo:paragraph-rsid="003480ca" fo:background-color="#1e1e1e"/>
    </style:style>
    <style:style style:name="P16" style:family="paragraph" style:parent-style-name="Standard">
      <style:paragraph-properties style:line-height-at-least="0.635cm"/>
      <style:text-properties fo:color="#d4d4d4" style:font-name="Droid Sans Mono" fo:font-size="13.5pt" fo:font-weight="normal" officeooo:rsid="0030ce5b" officeooo:paragraph-rsid="0030ce5b"/>
    </style:style>
    <style:style style:name="P17" style:family="paragraph" style:parent-style-name="Standard">
      <style:paragraph-properties style:line-height-at-least="0.635cm"/>
      <style:text-properties fo:color="#608b4e" style:font-name="Droid Sans Mono" fo:font-size="13.5pt" fo:font-weight="normal" fo:background-color="#1e1e1e"/>
    </style:style>
    <style:style style:name="P18" style:family="paragraph" style:parent-style-name="Standard">
      <style:text-properties fo:color="#608b4e" style:font-name="Droid Sans Mono" fo:font-size="13.5pt" fo:font-weight="normal" officeooo:rsid="001e87d5" officeooo:paragraph-rsid="001e87d5" fo:background-color="#1e1e1e"/>
    </style:style>
    <style:style style:name="P19" style:family="paragraph" style:parent-style-name="Standard">
      <style:text-properties fo:color="#608b4e" style:font-name="Droid Sans Mono" fo:font-size="13.5pt" fo:font-weight="normal" officeooo:rsid="0030d67b" officeooo:paragraph-rsid="0030d67b" fo:background-color="#1e1e1e"/>
    </style:style>
    <style:style style:name="P20" style:family="paragraph" style:parent-style-name="Standard">
      <style:text-properties officeooo:rsid="001e87d5" officeooo:paragraph-rsid="001e87d5"/>
    </style:style>
    <style:style style:name="P21" style:family="paragraph" style:parent-style-name="Standard">
      <style:text-properties officeooo:rsid="002064d6" officeooo:paragraph-rsid="002064d6"/>
    </style:style>
    <style:style style:name="P22" style:family="paragraph" style:parent-style-name="Standard">
      <style:text-properties officeooo:rsid="0024fc8e" officeooo:paragraph-rsid="0024fc8e"/>
    </style:style>
    <style:style style:name="P23" style:family="paragraph" style:parent-style-name="Standard">
      <style:text-properties officeooo:rsid="002921dc" officeooo:paragraph-rsid="002921dc"/>
    </style:style>
    <style:style style:name="P24" style:family="paragraph" style:parent-style-name="Standard">
      <style:text-properties officeooo:rsid="002cc2c8" officeooo:paragraph-rsid="002cc2c8"/>
    </style:style>
    <style:style style:name="P25" style:family="paragraph" style:parent-style-name="Standard">
      <style:text-properties officeooo:rsid="002e1bd9" officeooo:paragraph-rsid="002e1bd9"/>
    </style:style>
    <style:style style:name="P26" style:family="paragraph" style:parent-style-name="Standard">
      <style:text-properties officeooo:rsid="0030d67b" officeooo:paragraph-rsid="0030d67b"/>
    </style:style>
    <style:style style:name="P27" style:family="paragraph" style:parent-style-name="Standard">
      <style:text-properties officeooo:rsid="003480ca" officeooo:paragraph-rsid="003480ca"/>
    </style:style>
    <style:style style:name="T1" style:family="text">
      <style:text-properties officeooo:rsid="001185c5"/>
    </style:style>
    <style:style style:name="T2" style:family="text">
      <style:text-properties officeooo:rsid="0017a399"/>
    </style:style>
    <style:style style:name="T3" style:family="text">
      <style:text-properties officeooo:rsid="001c2617"/>
    </style:style>
    <style:style style:name="T4" style:family="text">
      <style:text-properties fo:color="#9cdcfe"/>
    </style:style>
    <style:style style:name="T5" style:family="text">
      <style:text-properties fo:color="#dcdcaa"/>
    </style:style>
    <style:style style:name="T6" style:family="text">
      <style:text-properties fo:color="#ce9178"/>
    </style:style>
    <style:style style:name="T7" style:family="text">
      <style:text-properties fo:color="#569cd6"/>
    </style:style>
    <style:style style:name="T8" style:family="text">
      <style:text-properties fo:color="#c586c0"/>
    </style:style>
    <style:style style:name="T9" style:family="text">
      <style:text-properties fo:color="#808080"/>
    </style:style>
    <style:style style:name="T10" style:family="text">
      <style:text-properties officeooo:rsid="00257645"/>
    </style:style>
    <style:style style:name="T11" style:family="text">
      <style:text-properties officeooo:rsid="0027037e"/>
    </style:style>
    <style:style style:name="T12" style:family="text">
      <style:text-properties officeooo:rsid="0027b206"/>
    </style:style>
    <style:style style:name="T13" style:family="text">
      <style:text-properties officeooo:rsid="00289264"/>
    </style:style>
    <style:style style:name="T14" style:family="text">
      <style:text-properties officeooo:rsid="002ad250"/>
    </style:style>
    <style:style style:name="T15" style:family="text">
      <style:text-properties officeooo:rsid="002f6545"/>
    </style:style>
    <style:style style:name="T16" style:family="text">
      <style:text-properties officeooo:rsid="0030ca42"/>
    </style:style>
    <style:style style:name="T17" style:family="text">
      <style:text-properties fo:background-color="#1e1e1e" loext:char-shading-value="0"/>
    </style:style>
    <style:style style:name="T18" style:family="text">
      <style:text-properties officeooo:rsid="0030ca42" fo:background-color="#1e1e1e" loext:char-shading-value="0"/>
    </style:style>
    <style:style style:name="T19" style:family="text">
      <style:text-properties officeooo:rsid="003480ca"/>
    </style:style>
    <style:style style:name="T20" style:family="text">
      <style:text-properties fo:color="#4ec9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Passport</text:span></text:p>
      <text:p text:style-name="P1">1)First create login and register form</text:p>
      <text:p text:style-name="P2">2)Then create users Model in model folder and export it</text:p>
      <text:p text:style-name="P2">3)Then install bcrypt, Now there are 2 bcrypt,first is bcrypt and other is bcrypt.js</text:p>
      <text:p text:style-name="P5">install bcryptjs as it is much easy to use </text:p>
      <text:p text:style-name="P4">npm install --save bcryptjs</text:p>
      <text:p text:style-name="P3">4)<text:span text:style-name="T2">create newUser object</text:span></text:p>
      <text:p text:style-name="P6">5)save data to user model as newUser</text:p>
      <text:p text:style-name="P6"/>
      <text:p text:style-name="P6"/>
      <text:p text:style-name="P9">Usage-</text:p>
      <text:p text:style-name="P9"/>
      <text:p text:style-name="P7">6)<text:span text:style-name="T3">install passport with local strategy</text:span></text:p>
      <text:p text:style-name="P8">npm install –-save passport passport-<text:span text:style-name="T11">local</text:span></text:p>
      <text:p text:style-name="P8"/>
      <text:p text:style-name="P9">7)For simple local strategy login form use this,note that ‘next’ is imp here</text:p>
      <text:p text:style-name="P9">//login Form Post Method <text:span text:style-name="T10">ie when user click login button</text:span></text:p>
      <text:p text:style-name="P9">router.post('login',(req,res,next) =&gt; {</text:p>
      <text:p text:style-name="P9"><text:s text:c="4"/>passport.authenticate('local', {</text:p>
      <text:p text:style-name="P9"><text:s text:c="8"/>successRedirect:'/ideas',</text:p>
      <text:p text:style-name="P9"><text:s text:c="8"/>failureRedirect:('/users/login'),</text:p>
      <text:p text:style-name="P9"><text:s text:c="8"/>failureFlash:true</text:p>
      <text:p text:style-name="P9"><text:s text:c="4"/>})(req,res,next);</text:p>
      <text:p text:style-name="P9">});</text:p>
      <text:p text:style-name="P9"/>
      <text:p text:style-name="P9"/>
      <text:p text:style-name="P9"/>
      <text:p text:style-name="P10">8)<text:span text:style-name="T12">Now we need to create out local strategy</text:span></text:p>
      <text:p text:style-name="P10">Create a folder called config in root and inside it create a file passport.js</text:p>
      <text:p text:style-name="P23">here we will export a function which will be required in app.js and also take care of seralize and deseralize stuffs,<text:span text:style-name="T14">inside function we dont need body parser , we can use email to get data from email from form</text:span></text:p>
      <text:p text:style-name="P24">The message from error is stored in error variable which we have to print in out template</text:p>
      <text:p text:style-name="P9"/>
      <text:p text:style-name="P22">const LocalStrategy = require('passport-local').Strategy;</text:p>
      <text:p text:style-name="P22">const mongoose = require('mongoose');</text:p>
      <text:p text:style-name="P22">const bcrypt = require('bcryptjs');</text:p>
      <text:p text:style-name="P22"/>
      <text:p text:style-name="P22">//Load user Model</text:p>
      <text:p text:style-name="P22">const User = mongoose.model('users');</text:p>
      <text:p text:style-name="P22"/>
      <text:p text:style-name="P22">module.exports = function (passport) {</text:p>
      <text:p text:style-name="P22"><text:s text:c="4"/>passport.use(new LocalStrategy({ usernameField: 'email' }, (email, password, done) =&gt; {</text:p>
      <text:p text:style-name="P22"><text:s text:c="8"/>//Match User</text:p>
      <text:p text:style-name="P22"><text:s text:c="8"/>User.findOne({</text:p>
      <text:p text:style-name="P22"><text:s text:c="12"/>email: email</text:p>
      <text:p text:style-name="P22"><text:s text:c="8"/>}).then(user =&gt; {</text:p>
      <text:p text:style-name="P22"><text:s text:c="12"/>if (!user) {</text:p>
      <text:p text:style-name="P22"><text:s text:c="16"/>return done(null, false, { message: 'No User Found' });</text:p>
      <text:p text:style-name="P22"><text:s text:c="12"/>}</text:p>
      <text:p text:style-name="P22"/>
      <text:p text:style-name="P22"><text:s text:c="12"/>//Match Password</text:p>
      <text:p text:style-name="P22"><text:soft-page-break/><text:s text:c="12"/>bcrypt.compare(password, user.password, (err, isMatch) =&gt; {</text:p>
      <text:p text:style-name="P22"><text:s text:c="16"/>if (err) throw err;</text:p>
      <text:p text:style-name="P22"><text:s text:c="16"/>if (isMatch) {</text:p>
      <text:p text:style-name="P22"><text:s text:c="20"/>return done(null, user);</text:p>
      <text:p text:style-name="P22"><text:s text:c="16"/>} else {</text:p>
      <text:p text:style-name="P22"><text:s text:c="20"/>return done(null, false, { message: 'Incorrect Password' });</text:p>
      <text:p text:style-name="P22"><text:s text:c="16"/>}</text:p>
      <text:p text:style-name="P22"><text:s text:c="12"/>})</text:p>
      <text:p text:style-name="P22"><text:s text:c="8"/>})</text:p>
      <text:p text:style-name="P22"><text:s text:c="4"/>}));</text:p>
      <text:p text:style-name="P22"/>
      <text:p text:style-name="P22"><text:s text:c="4"/>passport.serializeUser(function (user, done) {</text:p>
      <text:p text:style-name="P22"><text:s text:c="8"/>done(null, user.id);</text:p>
      <text:p text:style-name="P22"><text:s text:c="4"/>});</text:p>
      <text:p text:style-name="P22"/>
      <text:p text:style-name="P22"><text:s text:c="4"/>passport.deserializeUser(function (id, done) {</text:p>
      <text:p text:style-name="P22"><text:s text:c="8"/>User.findById(id, function (err, user) {</text:p>
      <text:p text:style-name="P22"><text:s text:c="12"/>done(err, user);</text:p>
      <text:p text:style-name="P22"><text:s text:c="8"/>});</text:p>
      <text:p text:style-name="P22"><text:s text:c="4"/>});</text:p>
      <text:p text:style-name="P22">}</text:p>
      <text:p text:style-name="P9"/>
      <text:p text:style-name="P20">9)In app.js <text:s/><text:span text:style-name="T13">we need to require our exported function from passport.js file created above,</text:span></text:p>
      <text:p text:style-name="P25">add passport session middleware, nothe that to add it after express session <text:span text:style-name="T15">middleware</text:span></text:p>
      <text:p text:style-name="P12"><text:span text:style-name="T7">const</text:span> <text:span text:style-name="T4">passport</text:span> = <text:span text:style-name="T5">require</text:span>(<text:span text:style-name="T6">'passport'</text:span>)</text:p>
      <text:p text:style-name="P20"/>
      <text:p text:style-name="P20"/>
      <text:p text:style-name="P18">//Load Passport Config</text:p>
      <text:p text:style-name="P11"><text:span text:style-name="T5">require</text:span>(<text:span text:style-name="T6">'./config/passport'</text:span>)(<text:span text:style-name="T4">passport</text:span>);</text:p>
      <text:p text:style-name="P11"/>
      <text:p text:style-name="P17">//Express-session middleware</text:p>
      <text:p text:style-name="P11"><text:span text:style-name="T4">app</text:span>.<text:span text:style-name="T5">use</text:span>(<text:span text:style-name="T5">session</text:span>({</text:p>
      <text:p text:style-name="P11"><text:span text:style-name="T4">secret:</text:span> <text:span text:style-name="T6">'secret'</text:span>,</text:p>
      <text:p text:style-name="P11"><text:span text:style-name="T4">resave:</text:span> <text:span text:style-name="T7">true</text:span>,</text:p>
      <text:p text:style-name="P11"><text:span text:style-name="T4">saveUninitialized:</text:span> <text:span text:style-name="T7">true</text:span></text:p>
      <text:p text:style-name="P11">}));</text:p>
      <text:p text:style-name="P11"/>
      <text:p text:style-name="P11"/>
      <text:p text:style-name="P11"><text:span text:style-name="T4">app</text:span>.<text:span text:style-name="T5">use</text:span>(<text:span text:style-name="T4">passport</text:span>.<text:span text:style-name="T5">initialize</text:span>());</text:p>
      <text:p text:style-name="P11"><text:span text:style-name="T4">app</text:span>.<text:span text:style-name="T5">use</text:span>(<text:span text:style-name="T4">passport</text:span>.<text:span text:style-name="T5">session</text:span>());</text:p>
      <text:p text:style-name="P11"/>
      <text:p text:style-name="P11"/>
      <text:p text:style-name="P14">10)After successful login, authenticated user data is stored in req.user</text:p>
      <text:p text:style-name="P16"><text:span text:style-name="T18">l</text:span><text:span text:style-name="T17">ike req.user.username</text:span></text:p>
      <text:p text:style-name="P20"/>
      <text:p text:style-name="P21">1<text:span text:style-name="T16">1</text:span>)In errors partial , show passport error message</text:p>
      <text:p text:style-name="P13"><text:span text:style-name="T5">{{</text:span><text:span text:style-name="T8">#if</text:span> <text:span text:style-name="T4">error</text:span><text:span text:style-name="T5">}}</text:span></text:p>
      <text:p text:style-name="P11"><text:soft-page-break/><text:span text:style-name="T9">&lt;</text:span><text:span text:style-name="T7">div</text:span> <text:span text:style-name="T4">class=</text:span><text:span text:style-name="T6">"alert alert-danger"</text:span><text:span text:style-name="T9">&gt;</text:span><text:span text:style-name="T5">{{</text:span><text:span text:style-name="T4">error</text:span><text:span text:style-name="T5">}}</text:span><text:span text:style-name="T9">&lt;/</text:span><text:span text:style-name="T7">div</text:span><text:span text:style-name="T9">&gt;</text:span></text:p>
      <text:p text:style-name="P11"><text:span text:style-name="T5">{{</text:span><text:span text:style-name="T8">/if</text:span><text:span text:style-name="T5">}}</text:span></text:p>
      <text:p text:style-name="P21"/>
      <text:p text:style-name="P21"/>
      <text:p text:style-name="P26">12) To logout user -</text:p>
      <text:p text:style-name="P19">//Logout User</text:p>
      <text:p text:style-name="P11"><text:span text:style-name="T4">router</text:span>.<text:span text:style-name="T5">get</text:span>(<text:span text:style-name="T6">'/logout'</text:span>,(<text:span text:style-name="T4">req</text:span>,<text:span text:style-name="T4">res</text:span>) <text:span text:style-name="T7">=&gt;</text:span> {</text:p>
      <text:p text:style-name="P11"><text:span text:style-name="T4">req</text:span>.<text:span text:style-name="T5">logout</text:span>();</text:p>
      <text:p text:style-name="P11"><text:span text:style-name="T4">req</text:span>.<text:span text:style-name="T5">flash</text:span>(<text:span text:style-name="T6">'success_msg'</text:span>,<text:span text:style-name="T6">'You are logged out'</text:span>);</text:p>
      <text:p text:style-name="P11"><text:span text:style-name="T4">res</text:span>.<text:span text:style-name="T5">redirect</text:span>(<text:span text:style-name="T6">'/users/login'</text:span>);</text:p>
      <text:p text:style-name="P11">});</text:p>
      <text:p text:style-name="P26"/>
      <text:p text:style-name="P26"/>
      <text:p text:style-name="P27">13)Access control</text:p>
      <text:p text:style-name="P27">edit idea model to add user in it</text:p>
      <text:p text:style-name="P15"><text:span text:style-name="T7">const</text:span> <text:span text:style-name="T4">IdeaSchema</text:span> = <text:span text:style-name="T7">new</text:span> <text:span text:style-name="T20">Schema</text:span>({</text:p>
      <text:p text:style-name="P11"><text:span text:style-name="T4">title:</text:span>{</text:p>
      <text:p text:style-name="P11"><text:span text:style-name="T4">type:</text:span> <text:span text:style-name="T20">String</text:span>,</text:p>
      <text:p text:style-name="P11"><text:span text:style-name="T4">required:</text:span> <text:span text:style-name="T7">true</text:span></text:p>
      <text:p text:style-name="P11">},</text:p>
      <text:p text:style-name="P11"><text:span text:style-name="T4">details:</text:span>{</text:p>
      <text:p text:style-name="P11"><text:span text:style-name="T4">type:</text:span> <text:span text:style-name="T20">String</text:span>,</text:p>
      <text:p text:style-name="P11"><text:span text:style-name="T4">required:</text:span> <text:span text:style-name="T7">true</text:span></text:p>
      <text:p text:style-name="P11">},</text:p>
      <text:p text:style-name="P11"><text:span text:style-name="T4">user:</text:span>{</text:p>
      <text:p text:style-name="P11"><text:span text:style-name="T4">type:</text:span><text:span text:style-name="T20">String</text:span>,</text:p>
      <text:p text:style-name="P11"><text:span text:style-name="T4">required:</text:span><text:span text:style-name="T7">true</text:span></text:p>
      <text:p text:style-name="P11">},</text:p>
      <text:p text:style-name="P11"><text:span text:style-name="T4">date:</text:span> {</text:p>
      <text:p text:style-name="P11"><text:span text:style-name="T4">type:</text:span> <text:span text:style-name="T20">Date</text:span>,</text:p>
      <text:p text:style-name="P11"><text:span text:style-name="T4">default:</text:span> <text:span text:style-name="T20">Date</text:span>.<text:span text:style-name="T4">now</text:span></text:p>
      <text:p text:style-name="P11">}</text:p>
      <text:p text:style-name="P11">});</text:p>
      <text:p text:style-name="P27"/>
      <text:p text:style-name="P27"/>
      <text:p text:style-name="P27">and inside where we add idea using post route use - </text:p>
      <text:p text:style-name="P15"><text:span text:style-name="T7">const</text:span> <text:span text:style-name="T4">newUser</text:span> = {</text:p>
      <text:p text:style-name="P11"><text:span text:style-name="T4">title:</text:span> <text:span text:style-name="T4">req</text:span>.<text:span text:style-name="T4">body</text:span>.<text:span text:style-name="T4">title</text:span>,</text:p>
      <text:p text:style-name="P11"><text:span text:style-name="T4">details:</text:span> <text:span text:style-name="T4">req</text:span>.<text:span text:style-name="T4">body</text:span>.<text:span text:style-name="T4">details</text:span>,<text:tab/><text:span text:style-name="T19">&lt;----------</text:span></text:p>
      <text:p text:style-name="P11"><text:span text:style-name="T4">user:req</text:span>.<text:span text:style-name="T4">user</text:span>.<text:span text:style-name="T4">id</text:span></text:p>
      <text:p text:style-name="P11">}</text:p>
      <text:p text:style-name="P11"><text:span text:style-name="T7">new</text:span> <text:span text:style-name="T20">Idea</text:span>(<text:span text:style-name="T4">newUser</text:span>)</text:p>
      <text:p text:style-name="P11">.<text:span text:style-name="T5">save</text:span>()</text:p>
      <text:p text:style-name="P11"><text:soft-page-break/>.<text:span text:style-name="T5">then</text:span>(<text:span text:style-name="T4">idea</text:span> <text:span text:style-name="T7">=&gt;</text:span> {</text:p>
      <text:p text:style-name="P11"><text:span text:style-name="T4">req</text:span>.<text:span text:style-name="T5">flash</text:span>(<text:span text:style-name="T6">'success_msg'</text:span>, <text:span text:style-name="T6">'Video idea added'</text:span>);</text:p>
      <text:p text:style-name="P11"><text:span text:style-name="T4">res</text:span>.<text:span text:style-name="T5">redirect</text:span>(<text:span text:style-name="T6">'/ideas'</text:span>);</text:p>
      <text:p text:style-name="P11">})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1:30:31.732482980</meta:creation-date>
    <dc:date>2018-09-14T20:05:06.911947314</dc:date>
    <meta:editing-duration>PT9H12M18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4" meta:paragraph-count="116" meta:word-count="449" meta:character-count="3540" meta:non-whitespace-character-count="2884"/>
  </office:meta>
</office:document-meta>
</file>